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33737" officeooo:paragraph-rsid="000337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Prepositions:</text:p>
      <text:p text:style-name="P1"/>
      <text:p text:style-name="P1">aboard</text:p>
      <text:p text:style-name="P1">about </text:p>
      <text:p text:style-name="P1">above</text:p>
      <text:p text:style-name="P1">across</text:p>
      <text:p text:style-name="P1">after</text:p>
      <text:p text:style-name="P1">against</text:p>
      <text:p text:style-name="P1">along</text:p>
      <text:p text:style-name="P1">alongside</text:p>
      <text:p text:style-name="P1">amid</text:p>
      <text:p text:style-name="P1">amidst</text:p>
      <text:p text:style-name="P1">among</text:p>
      <text:p text:style-name="P1">amongst</text:p>
      <text:p text:style-name="P1">anti</text:p>
      <text:p text:style-name="P1">around</text:p>
      <text:p text:style-name="P1">as</text:p>
      <text:p text:style-name="P1">astride</text:p>
      <text:p text:style-name="P1">at</text:p>
      <text:p text:style-name="P1">atop</text:p>
      <text:p text:style-name="P1">according to</text:p>
      <text:p text:style-name="P1">ahead of</text:p>
      <text:p text:style-name="P1">a la</text:p>
      <text:p text:style-name="P1">along with</text:p>
      <text:p text:style-name="P1">apart from</text:p>
      <text:p text:style-name="P1">as for</text:p>
      <text:p text:style-name="P1">aside from</text:p>
      <text:p text:style-name="P1">as per</text:p>
      <text:p text:style-name="P1">as to</text:p>
      <text:p text:style-name="P1">as well as</text:p>
      <text:p text:style-name="P1">away from</text:p>
      <text:p text:style-name="P1">bar</text:p>
      <text:p text:style-name="P1">barring</text:p>
      <text:p text:style-name="P1">before</text:p>
      <text:p text:style-name="P1">behind</text:p>
      <text:p text:style-name="P1">below</text:p>
      <text:p text:style-name="P1">beneath</text:p>
      <text:p text:style-name="P1">beside</text:p>
      <text:p text:style-name="P1">besides</text:p>
      <text:p text:style-name="P1">between</text:p>
      <text:p text:style-name="P1">beyond</text:p>
      <text:p text:style-name="P1">but</text:p>
      <text:p text:style-name="P1">by</text:p>
      <text:p text:style-name="P1">because of</text:p>
      <text:p text:style-name="P1">but for</text:p>
      <text:p text:style-name="P1">by means of</text:p>
      <text:p text:style-name="P1">circa</text:p>
      <text:p text:style-name="P1">concerning</text:p>
      <text:p text:style-name="P1">considering</text:p>
      <text:p text:style-name="P1"><text:soft-page-break/>counting</text:p>
      <text:p text:style-name="P1">cum</text:p>
      <text:p text:style-name="P1">close to</text:p>
      <text:p text:style-name="P1">contrary to</text:p>
      <text:p text:style-name="P1">despite</text:p>
      <text:p text:style-name="P1">down</text:p>
      <text:p text:style-name="P1">during</text:p>
      <text:p text:style-name="P1">depending on</text:p>
      <text:p text:style-name="P1">due to</text:p>
      <text:p text:style-name="P1">except</text:p>
      <text:p text:style-name="P1">excepting</text:p>
      <text:p text:style-name="P1">excluding</text:p>
      <text:p text:style-name="P1">except for</text:p>
      <text:p text:style-name="P1">following</text:p>
      <text:p text:style-name="P1">for </text:p>
      <text:p text:style-name="P1">from</text:p>
      <text:p text:style-name="P1">forward of</text:p>
      <text:p text:style-name="P1">further to</text:p>
      <text:p text:style-name="P1">given</text:p>
      <text:p text:style-name="P1">gone</text:p>
      <text:p text:style-name="P1">in</text:p>
      <text:p text:style-name="P1">including</text:p>
      <text:p text:style-name="P1">inside</text:p>
      <text:p text:style-name="P1">into</text:p>
      <text:p text:style-name="P1">in addition to</text:p>
      <text:p text:style-name="P1">in between</text:p>
      <text:p text:style-name="P1">in case of</text:p>
      <text:p text:style-name="P1">in face of</text:p>
      <text:p text:style-name="P1">in favour of</text:p>
      <text:p text:style-name="P1">in front of</text:p>
      <text:p text:style-name="P1">in lieu of</text:p>
      <text:p text:style-name="P1">in spite of</text:p>
      <text:p text:style-name="P1">instead of</text:p>
      <text:p text:style-name="P1">in view of</text:p>
      <text:p text:style-name="P1">less</text:p>
      <text:p text:style-name="P1">like</text:p>
      <text:p text:style-name="P1">minus</text:p>
      <text:p text:style-name="P1">near</text:p>
      <text:p text:style-name="P1">notwithstanding</text:p>
      <text:p text:style-name="P1">near to</text:p>
      <text:p text:style-name="P1">next to</text:p>
      <text:p text:style-name="P1">of</text:p>
      <text:p text:style-name="P1">off</text:p>
      <text:p text:style-name="P1">on</text:p>
      <text:p text:style-name="P1">onto</text:p>
      <text:p text:style-name="P1">opposite</text:p>
      <text:p text:style-name="P1">outside</text:p>
      <text:p text:style-name="P1">over</text:p>
      <text:p text:style-name="P1">on account of</text:p>
      <text:p text:style-name="P1"><text:soft-page-break/>on behalf of</text:p>
      <text:p text:style-name="P1">on board</text:p>
      <text:p text:style-name="P1">on to</text:p>
      <text:p text:style-name="P1">on top of</text:p>
      <text:p text:style-name="P1">opposite to</text:p>
      <text:p text:style-name="P1">other than</text:p>
      <text:p text:style-name="P1">out of</text:p>
      <text:p text:style-name="P1">outside of</text:p>
      <text:p text:style-name="P1">owing to</text:p>
      <text:p text:style-name="P1">past</text:p>
      <text:p text:style-name="P1">pending</text:p>
      <text:p text:style-name="P1">per</text:p>
      <text:p text:style-name="P1">plus</text:p>
      <text:p text:style-name="P1">pro</text:p>
      <text:p text:style-name="P1">preparatory to</text:p>
      <text:p text:style-name="P1">prior to</text:p>
      <text:p text:style-name="P1">re</text:p>
      <text:p text:style-name="P1">regarding</text:p>
      <text:p text:style-name="P1">respecting</text:p>
      <text:p text:style-name="P1">round</text:p>
      <text:p text:style-name="P1">regardless of</text:p>
      <text:p text:style-name="P1">save</text:p>
      <text:p text:style-name="P1">saving</text:p>
      <text:p text:style-name="P1">since</text:p>
      <text:p text:style-name="P1">save for</text:p>
      <text:p text:style-name="P1">than</text:p>
      <text:p text:style-name="P1">through</text:p>
      <text:p text:style-name="P1">throughout</text:p>
      <text:p text:style-name="P1">till</text:p>
      <text:p text:style-name="P1">to</text:p>
      <text:p text:style-name="P1">touching</text:p>
      <text:p text:style-name="P1">toward</text:p>
      <text:p text:style-name="P1">towards</text:p>
      <text:p text:style-name="P1">thanks to</text:p>
      <text:p text:style-name="P1">together with</text:p>
      <text:p text:style-name="P1">under</text:p>
      <text:p text:style-name="P1">underneath</text:p>
      <text:p text:style-name="P1">unlike</text:p>
      <text:p text:style-name="P1">until</text:p>
      <text:p text:style-name="P1">up</text:p>
      <text:p text:style-name="P1">upon</text:p>
      <text:p text:style-name="P1">up against</text:p>
      <text:p text:style-name="P1">up to</text:p>
      <text:p text:style-name="P1">up until</text:p>
      <text:p text:style-name="P1">versus</text:p>
      <text:p text:style-name="P1">via</text:p>
      <text:p text:style-name="P1">vis-a-vis</text:p>
      <text:p text:style-name="P1">with</text:p>
      <text:p text:style-name="P1">within</text:p>
      <text:p text:style-name="P1"><text:soft-page-break/>without</text:p>
      <text:p text:style-name="P1">worth</text:p>
      <text:p text:style-name="P1">with reference to</text:p>
      <text:p text:style-name="P1">with regard 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55:51.598000000</meta:creation-date>
    <dc:date>2017-02-01T11:06:12.078000000</dc:date>
    <meta:editing-duration>PT10M19S</meta:editing-duration>
    <meta:editing-cycles>2</meta:editing-cycles>
    <meta:generator>LibreOffice/5.1.3.2$Windows_x86 LibreOffice_project/644e4637d1d8544fd9f56425bd6cec110e49301b</meta:generator>
    <meta:document-statistic meta:table-count="0" meta:image-count="0" meta:object-count="0" meta:page-count="4" meta:paragraph-count="150" meta:word-count="221" meta:character-count="1069" meta:non-whitespace-character-count="996"/>
  </office:meta>
</office:document-meta>
</file>